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25-10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25-07-09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25-03-18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24-07-02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23-12-04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23-09-20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23-06-22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23-03-21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22-12-16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22-09-15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22-06-16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22-03-02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21-12-01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21-07-13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20-09-10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20-05-14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20-02-26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9-11-01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9-06-12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9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8-09-13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8-05-17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8-03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7-12-05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7-09-08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7-05-08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7-02-09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6-08-11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6-06-06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6-03-09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5-12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5-06-19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5-03-18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4-12-09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4-09-09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4-05-07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4-02-13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3-12-17 2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3-09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3-05-06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3-01-31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2-10-11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2-08-01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2-05-04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2-03-16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1-11-29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1-09-13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1-06-23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1-03-31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1-01-07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0-08-24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0-06-15 2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10-02-17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09-10-06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09-08-06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09-05-14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09-03-26 2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09-01-30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08-12-12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08-10-13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08-08-26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1607</text:p>
          </table:table-cell>
          <table:table-cell office:value-type="string" calcext:value-type="string">
            <text:p>14S/15E-25BBB</text:p>
          </table:table-cell>
          <table:table-cell office:value-type="string" calcext:value-type="string">
            <text:p>2008-07-15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